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57fc67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58b978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5a894d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rsid="0037bcdb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rsid="0023ad53" officeooo:paragraph-rsid="0058b978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rsid="0060ce76" officeooo:paragraph-rsid="0060ce76" style:font-name-asian="Georgia1" style:font-name-complex="Georgia1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379c43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7.84999990463257pt" style:font-size-complex="9pt"/>
    </style:style>
    <style:style style:name="P16" style:family="paragraph" style:parent-style-name="Standard">
      <style:text-properties fo:font-size="9pt" style:font-size-asian="7.84999990463257pt" style:font-size-complex="9pt"/>
    </style:style>
    <style:style style:name="P17" style:family="paragraph" style:parent-style-name="Standard">
      <style:paragraph-properties fo:text-align="justify" style:justify-single-word="false"/>
      <style:text-properties officeooo:paragraph-rsid="003680dc"/>
    </style:style>
    <style:style style:name="P18" style:family="paragraph" style:parent-style-name="Standard">
      <style:paragraph-properties fo:text-align="justify" style:justify-single-word="false"/>
      <style:text-properties officeooo:paragraph-rsid="00428b2c"/>
    </style:style>
    <style:style style:name="P19" style:family="paragraph" style:parent-style-name="Standard">
      <style:paragraph-properties fo:text-align="justify" style:justify-single-word="false"/>
      <style:text-properties officeooo:paragraph-rsid="00379c43"/>
    </style:style>
    <style:style style:name="P20" style:family="paragraph" style:parent-style-name="Standard">
      <style:paragraph-properties fo:text-align="justify" style:justify-single-word="false"/>
      <style:text-properties officeooo:paragraph-rsid="002688cc"/>
    </style:style>
    <style:style style:name="P21" style:family="paragraph" style:parent-style-name="Standard">
      <style:paragraph-properties fo:text-align="justify" style:justify-single-word="false"/>
      <style:text-properties officeooo:paragraph-rsid="0057fc67"/>
    </style:style>
    <style:style style:name="P22" style:family="paragraph" style:parent-style-name="Standard">
      <style:paragraph-properties fo:text-align="justify" style:justify-single-word="false"/>
      <style:text-properties officeooo:paragraph-rsid="005a894d"/>
    </style:style>
    <style:style style:name="P23" style:family="paragraph" style:parent-style-name="Standard">
      <style:paragraph-properties fo:text-align="start" style:justify-single-word="false"/>
      <style:text-properties officeooo:paragraph-rsid="00379c43"/>
    </style:style>
    <style:style style:name="P24" style:family="paragraph" style:parent-style-name="Standard">
      <style:paragraph-properties fo:text-align="justify" style:justify-single-word="false"/>
      <style:text-properties fo:font-size="11pt" officeooo:paragraph-rsid="00379c43" style:font-size-asian="9.60000038146973pt" style:font-size-complex="11pt"/>
    </style:style>
    <style:style style:name="P25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6" style:family="paragraph" style:parent-style-name="Title">
      <style:text-properties fo:font-size="40pt" officeooo:rsid="005c796d" officeooo:paragraph-rsid="005c796d" style:font-size-asian="40pt" style:font-size-complex="40pt"/>
    </style:style>
    <style:style style:name="P27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9" style:family="paragraph" style:parent-style-name="Contents_20_Heading" style:master-page-name="Standard">
      <style:paragraph-properties style:page-number="1" fo:break-before="page"/>
    </style:style>
    <style:style style:name="P30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3c54e5" officeooo:paragraph-rsid="003c54e5"/>
    </style:style>
    <style:style style:name="P31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3c54e5" officeooo:paragraph-rsid="0058b978"/>
    </style:style>
    <style:style style:name="P32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3c54e5" officeooo:paragraph-rsid="0057fc67"/>
    </style:style>
    <style:style style:name="P33" style:family="paragraph" style:parent-style-name="Heading_20_2" style:list-style-name="L2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58b978" officeooo:paragraph-rsid="0058b978"/>
    </style:style>
    <style:style style:name="P34" style:family="paragraph" style:parent-style-name="Heading_20_2" style:list-style-name="L2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5a894d" officeooo:paragraph-rsid="005a894d"/>
    </style:style>
    <style:style style:name="P35" style:family="paragraph" style:parent-style-name="Heading_20_2" style:list-style-name="L6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57fc67"/>
    </style:style>
    <style:style style:name="P36" style:family="paragraph" style:parent-style-name="Heading_20_2" style:list-style-name="L10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57fc67"/>
    </style:style>
    <style:style style:name="P37" style:family="paragraph" style:parent-style-name="Heading_20_2" style:list-style-name="L6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57fc67"/>
    </style:style>
    <style:style style:name="P38" style:family="paragraph" style:parent-style-name="Heading_20_2" style:list-style-name="L10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57fc67"/>
    </style:style>
    <style:style style:name="P39" style:family="paragraph" style:parent-style-name="Heading_20_2" style:list-style-name="L10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58b978"/>
    </style:style>
    <style:style style:name="P40" style:family="paragraph" style:parent-style-name="Standard">
      <style:paragraph-properties fo:text-align="justify" style:justify-single-word="false"/>
      <style:text-properties style:font-name="Georgia" officeooo:rsid="005f87ea" officeooo:paragraph-rsid="005f87ea" style:font-name-asian="Georgia1" style:font-name-complex="Georgia1"/>
    </style:style>
    <style:style style:name="P41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5f87ea" style:font-name-asian="Georgia1" style:font-name-complex="Georgia1"/>
    </style:style>
    <style:style style:name="P42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707a83" style:font-name-asian="Georgia1" style:font-name-complex="Georgia1"/>
    </style:style>
    <style:style style:name="P43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58b978" style:font-name-asian="Georgia1" style:font-name-complex="Georgia1"/>
    </style:style>
    <style:style style:name="P44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57fc67" style:font-name-asian="Georgia1" style:font-name-complex="Georgia1"/>
    </style:style>
    <style:style style:name="P45" style:family="paragraph" style:parent-style-name="Standard" style:list-style-name="L9">
      <style:paragraph-properties fo:text-align="justify" style:justify-single-word="false"/>
      <style:text-properties style:font-name="Georgia" officeooo:rsid="0023ad53" officeooo:paragraph-rsid="0057fc67" style:font-name-asian="Georgia1" style:font-name-complex="Georgia1"/>
    </style:style>
    <style:style style:name="P46" style:family="paragraph" style:parent-style-name="Standard" style:list-style-name="L11">
      <style:paragraph-properties fo:text-align="justify" style:justify-single-word="false"/>
      <style:text-properties style:font-name="Georgia" officeooo:rsid="0023ad53" officeooo:paragraph-rsid="0058b978" style:font-name-asian="Georgia1" style:font-name-complex="Georgia1"/>
    </style:style>
    <style:style style:name="P47" style:family="paragraph" style:parent-style-name="Standard" style:list-style-name="L12">
      <style:paragraph-properties fo:text-align="justify" style:justify-single-word="false"/>
      <style:text-properties style:font-name="Georgia" officeooo:rsid="0023ad53" officeooo:paragraph-rsid="0057fc67" style:font-name-asian="Georgia1" style:font-name-complex="Georgia1"/>
    </style:style>
    <style:style style:name="P48" style:family="paragraph" style:parent-style-name="Standard" style:list-style-name="L12">
      <style:paragraph-properties fo:text-align="justify" style:justify-single-word="false"/>
      <style:text-properties style:font-name="Georgia" officeooo:rsid="0023ad53" officeooo:paragraph-rsid="005f98a3" style:font-name-asian="Georgia1" style:font-name-complex="Georgia1"/>
    </style:style>
    <style:style style:name="P49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50" style:family="paragraph" style:parent-style-name="Standard">
      <style:paragraph-properties fo:text-align="justify" style:justify-single-word="false"/>
      <style:text-properties style:font-name="Georgia" officeooo:rsid="0023ad53" officeooo:paragraph-rsid="005f87ea" style:font-name-asian="Georgia1" style:font-name-complex="Georgia1"/>
    </style:style>
    <style:style style:name="P51" style:family="paragraph" style:parent-style-name="Standard" style:list-style-name="L8">
      <style:paragraph-properties fo:text-align="justify" style:justify-single-word="false"/>
      <style:text-properties style:font-name="Georgia" officeooo:rsid="005f8f0b" officeooo:paragraph-rsid="005f8f0b" style:font-name-asian="Georgia1" style:font-name-complex="Georgia1"/>
    </style:style>
    <style:style style:name="P52" style:family="paragraph" style:parent-style-name="Standard" style:list-style-name="L9">
      <style:paragraph-properties fo:text-align="justify" style:justify-single-word="false"/>
      <style:text-properties style:font-name="Georgia" officeooo:rsid="005f8f0b" officeooo:paragraph-rsid="005f8f0b" style:font-name-asian="Georgia1" style:font-name-complex="Georgia1"/>
    </style:style>
    <style:style style:name="P53" style:family="paragraph" style:parent-style-name="Standard" style:list-style-name="L12">
      <style:paragraph-properties fo:text-align="justify" style:justify-single-word="false"/>
      <style:text-properties style:font-name="Georgia" officeooo:rsid="005f98a3" officeooo:paragraph-rsid="005f98a3" style:font-name-asian="Georgia1" style:font-name-complex="Georgia1"/>
    </style:style>
    <style:style style:name="P54" style:family="paragraph" style:parent-style-name="Standard" style:list-style-name="L14">
      <style:paragraph-properties fo:text-align="justify" style:justify-single-word="false"/>
      <style:text-properties style:font-name="Georgia" officeooo:paragraph-rsid="0057fc67" style:font-name-asian="Georgia1" style:font-name-complex="Georgia1"/>
    </style:style>
    <style:style style:name="P55" style:family="paragraph" style:parent-style-name="Standard">
      <style:paragraph-properties fo:text-align="justify" style:justify-single-word="false"/>
      <style:text-properties style:font-name="Georgia" officeooo:paragraph-rsid="0057fc67" style:font-name-asian="Georgia1" style:font-name-complex="Georgia1"/>
    </style:style>
    <style:style style:name="P56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57" style:family="paragraph" style:parent-style-name="Standard">
      <style:paragraph-properties fo:text-align="justify" style:justify-single-word="false"/>
      <style:text-properties style:font-name="Georgia" officeooo:paragraph-rsid="005a894d" style:font-name-asian="Georgia1" style:font-name-complex="Georgia1"/>
    </style:style>
    <style:style style:name="P58" style:family="paragraph" style:parent-style-name="Standard">
      <style:paragraph-properties fo:text-align="justify" style:justify-single-word="false"/>
      <style:text-properties style:font-name="Georgia" officeooo:rsid="006ae597" officeooo:paragraph-rsid="006ae597" style:font-name-asian="Georgia1" style:font-name-complex="Georgia1"/>
    </style:style>
    <style:style style:name="P59" style:family="paragraph" style:parent-style-name="Standard" style:list-style-name="L3">
      <style:paragraph-properties fo:text-align="justify" style:justify-single-word="false"/>
      <style:text-properties style:font-name="Georgia" officeooo:rsid="006aee3c" officeooo:paragraph-rsid="006aee3c" style:font-name-asian="Georgia1" style:font-name-complex="Georgia1"/>
    </style:style>
    <style:style style:name="P60" style:family="paragraph" style:parent-style-name="Standard">
      <style:paragraph-properties fo:text-align="justify" style:justify-single-word="false"/>
      <style:text-properties style:font-name="Georgia" officeooo:rsid="006aee3c" officeooo:paragraph-rsid="006aee3c" style:font-name-asian="Georgia1" style:font-name-complex="Georgia1"/>
    </style:style>
    <style:style style:name="P61" style:family="paragraph" style:parent-style-name="Standard">
      <style:paragraph-properties fo:text-align="justify" style:justify-single-word="false"/>
      <style:text-properties style:font-name="Georgia" officeooo:rsid="006ba5e1" officeooo:paragraph-rsid="006ba5e1" style:font-name-asian="Georgia1" style:font-name-complex="Georgia1"/>
    </style:style>
    <style:style style:name="P62" style:family="paragraph" style:parent-style-name="Standard" style:list-style-name="L4">
      <style:paragraph-properties fo:text-align="justify" style:justify-single-word="false"/>
      <style:text-properties style:font-name="Georgia" officeooo:rsid="006ba5e1" officeooo:paragraph-rsid="006ba5e1" style:font-name-asian="Georgia1" style:font-name-complex="Georgia1"/>
    </style:style>
    <style:style style:name="P63" style:family="paragraph" style:parent-style-name="Standard" style:list-style-name="L4">
      <style:paragraph-properties fo:text-align="justify" style:justify-single-word="false"/>
      <style:text-properties style:font-name="Georgia" officeooo:rsid="006d1d41" officeooo:paragraph-rsid="006d1d41" style:font-name-asian="Georgia1" style:font-name-complex="Georgia1"/>
    </style:style>
    <style:style style:name="P64" style:family="paragraph" style:parent-style-name="Standard" style:list-style-name="L4">
      <style:paragraph-properties fo:text-align="justify" style:justify-single-word="false"/>
      <style:text-properties style:font-name="Georgia" officeooo:rsid="006db385" officeooo:paragraph-rsid="006db385" style:font-name-asian="Georgia1" style:font-name-complex="Georgia1"/>
    </style:style>
    <style:style style:name="P65" style:family="paragraph" style:parent-style-name="Standard">
      <style:paragraph-properties fo:text-align="justify" style:justify-single-word="false"/>
      <style:text-properties style:font-name="Georgia" officeooo:rsid="006f3506" officeooo:paragraph-rsid="006f3506" style:font-name-asian="Georgia1" style:font-name-complex="Georgia1"/>
    </style:style>
    <style:style style:name="P66" style:family="paragraph" style:parent-style-name="Standard" style:list-style-name="L5">
      <style:paragraph-properties fo:text-align="justify" style:justify-single-word="false"/>
      <style:text-properties style:font-name="Georgia" officeooo:rsid="00707a83" officeooo:paragraph-rsid="00707a83" style:font-name-asian="Georgia1" style:font-name-complex="Georgia1"/>
    </style:style>
    <style:style style:name="P67" style:family="paragraph" style:parent-style-name="Standard" style:list-style-name="L5">
      <style:paragraph-properties fo:text-align="justify" style:justify-single-word="false"/>
      <style:text-properties style:font-name="Georgia" officeooo:rsid="00707a83" officeooo:paragraph-rsid="0072758a" style:font-name-asian="Georgia1" style:font-name-complex="Georgia1"/>
    </style:style>
    <style:style style:name="P68" style:family="paragraph" style:parent-style-name="Standard" style:list-style-name="L3">
      <style:paragraph-properties fo:text-align="justify" style:justify-single-word="false"/>
      <style:text-properties style:font-name="Georgia" fo:font-size="13pt" fo:font-weight="bold" officeooo:paragraph-rsid="0068e5c3" style:font-name-asian="Georgia1" style:font-size-asian="13pt" style:font-weight-asian="bold" style:font-name-complex="Georgia1" style:font-size-complex="13pt" style:font-weight-complex="bold"/>
    </style:style>
    <style:style style:name="P69" style:family="paragraph" style:parent-style-name="Standard" style:list-style-name="L3">
      <style:paragraph-properties fo:text-align="justify" style:justify-single-word="false"/>
      <style:text-properties style:font-name="Georgia" fo:font-size="13pt" fo:font-weight="bold" officeooo:rsid="005f87ea" officeooo:paragraph-rsid="005f87ea" style:font-name-asian="Georgia1" style:font-size-asian="13pt" style:font-weight-asian="bold" style:font-name-complex="Georgia1" style:font-size-complex="13pt" style:font-weight-complex="bold"/>
    </style:style>
    <style:style style:name="P70" style:family="paragraph" style:parent-style-name="Standard" style:list-style-name="L4">
      <style:paragraph-properties fo:text-align="justify" style:justify-single-word="false"/>
      <style:text-properties style:font-name="Georgia" fo:font-size="13pt" fo:font-weight="bold" officeooo:rsid="0023ad53" officeooo:paragraph-rsid="002688cc" style:font-name-asian="Georgia1" style:font-size-asian="13pt" style:font-weight-asian="bold" style:font-name-complex="Georgia1" style:font-size-complex="13pt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Georgia" style:text-underline-style="solid" style:text-underline-type="double" style:text-underline-width="auto" style:text-underline-color="font-color" officeooo:rsid="0023ad53" officeooo:paragraph-rsid="005f87ea" style:font-name-asian="Georgia1" style:font-name-complex="Georgia1"/>
    </style:style>
    <style:style style:name="P72" style:family="paragraph" style:parent-style-name="Standard" style:master-page-name="First_20_Page">
      <style:paragraph-properties fo:text-align="center" style:justify-single-word="false" style:page-number="1"/>
    </style:style>
    <style:style style:name="P73" style:family="paragraph" style:parent-style-name="Standard">
      <style:paragraph-properties fo:text-align="justify" style:justify-single-word="false"/>
      <style:text-properties officeooo:paragraph-rsid="003c54e5"/>
    </style:style>
    <style:style style:name="P74" style:family="paragraph" style:parent-style-name="Standard" style:list-style-name="L13">
      <style:paragraph-properties fo:text-align="justify" style:justify-single-word="false"/>
      <style:text-properties officeooo:paragraph-rsid="0058b978"/>
    </style:style>
    <style:style style:name="P75" style:family="paragraph" style:parent-style-name="Standard">
      <style:paragraph-properties fo:text-align="justify" style:justify-single-word="false"/>
      <style:text-properties officeooo:paragraph-rsid="0064f33e"/>
    </style:style>
    <style:style style:name="P76" style:family="paragraph" style:parent-style-name="Standard">
      <style:paragraph-properties fo:text-align="justify" style:justify-single-word="false"/>
      <style:text-properties officeooo:paragraph-rsid="005a894d"/>
    </style:style>
    <style:style style:name="P77" style:family="paragraph" style:parent-style-name="Standard">
      <style:paragraph-properties fo:text-align="justify" style:justify-single-word="false"/>
      <style:text-properties fo:font-weight="normal" officeooo:paragraph-rsid="003e180c" style:font-weight-asian="normal" style:font-weight-complex="normal"/>
    </style:style>
    <style:style style:name="P78" style:family="paragraph" style:parent-style-name="Standard" style:list-style-name="L15">
      <style:paragraph-properties fo:text-align="justify" style:justify-single-word="false"/>
      <style:text-properties fo:font-weight="normal" officeooo:rsid="0064f33e" officeooo:paragraph-rsid="0064f33e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weight="normal" officeooo:rsid="0064f33e" officeooo:paragraph-rsid="0064f33e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weight="normal" officeooo:rsid="0064f33e" officeooo:paragraph-rsid="0068e5c3" style:font-weight-asian="normal" style:font-weight-complex="normal"/>
    </style:style>
    <style:style style:name="P81" style:family="paragraph" style:parent-style-name="Standard" style:list-style-name="L15">
      <style:paragraph-properties fo:text-align="justify" style:justify-single-word="false"/>
      <style:text-properties fo:font-weight="normal" officeooo:rsid="00661175" officeooo:paragraph-rsid="00661175" style:font-weight-asian="normal" style:font-weight-complex="normal"/>
    </style:style>
    <style:style style:name="P82" style:family="paragraph" style:parent-style-name="Standard" style:list-style-name="L15">
      <style:paragraph-properties fo:text-align="justify" style:justify-single-word="false"/>
      <style:text-properties fo:font-weight="normal" officeooo:rsid="0068e5c3" officeooo:paragraph-rsid="0068e5c3" style:font-weight-asian="normal" style:font-weight-complex="normal"/>
    </style:style>
    <style:style style:name="P83" style:family="paragraph" style:parent-style-name="Standard" style:list-style-name="L15">
      <style:paragraph-properties fo:text-align="justify" style:justify-single-word="false"/>
      <style:text-properties fo:font-weight="bold" officeooo:rsid="0068e5c3" officeooo:paragraph-rsid="0068e5c3" style:font-weight-asian="bold" style:font-weight-complex="bold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3680dc" style:font-name-asian="Georgia1" style:font-name-complex="Georgia1"/>
    </style:style>
    <style:style style:name="T3" style:family="text">
      <style:text-properties style:font-name="Georgia" officeooo:rsid="003593c8" style:font-name-asian="Georgia1" style:font-name-complex="Georgia1"/>
    </style:style>
    <style:style style:name="T4" style:family="text">
      <style:text-properties style:font-name="Georgia" officeooo:rsid="003a3aa8" style:font-name-asian="Georgia1" style:font-name-complex="Georgia1"/>
    </style:style>
    <style:style style:name="T5" style:family="text">
      <style:text-properties style:font-name="Georgia" officeooo:rsid="0023ad53" style:font-name-asian="Georgia1" style:font-name-complex="Georgia1"/>
    </style:style>
    <style:style style:name="T6" style:family="text">
      <style:text-properties style:font-name="Georgia" officeooo:rsid="00532af6" style:font-name-asian="Georgia1" style:font-name-complex="Georgia1"/>
    </style:style>
    <style:style style:name="T7" style:family="text">
      <style:text-properties style:font-name="Georgia" officeooo:rsid="00559803" style:font-name-asian="Georgia1" style:font-name-complex="Georgia1"/>
    </style:style>
    <style:style style:name="T8" style:family="text">
      <style:text-properties officeooo:rsid="002c2d63"/>
    </style:style>
    <style:style style:name="T9" style:family="text">
      <style:text-properties officeooo:rsid="003593c8"/>
    </style:style>
    <style:style style:name="T10" style:family="text">
      <style:text-properties officeooo:rsid="00569e9c"/>
    </style:style>
    <style:style style:name="T11" style:family="text">
      <style:text-properties officeooo:rsid="0058b978"/>
    </style:style>
    <style:style style:name="T12" style:family="text">
      <style:text-properties officeooo:rsid="005da9a1"/>
    </style:style>
    <style:style style:name="T13" style:family="text">
      <style:text-properties officeooo:rsid="006273d1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officeooo:rsid="006766b7"/>
    </style:style>
    <style:style style:name="T17" style:family="text">
      <style:text-properties officeooo:rsid="005f87ea"/>
    </style:style>
    <style:style style:name="T18" style:family="text">
      <style:text-properties officeooo:rsid="0068e5c3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6e774a"/>
    </style:style>
    <style:style style:name="T21" style:family="text">
      <style:text-properties officeooo:rsid="006ba5e1"/>
    </style:style>
    <style:style style:name="T22" style:family="text">
      <style:text-properties officeooo:rsid="006d1d41"/>
    </style:style>
    <style:style style:name="T23" style:family="text">
      <style:text-properties officeooo:rsid="006e774a"/>
    </style:style>
    <style:style style:name="T24" style:family="text">
      <style:text-properties officeooo:rsid="0072758a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26">Idées directrices –<text:line-break/>Présentation du jalon 6</text:p>
      <text:p text:style-name="P16"/>
      <text:p text:style-name="P14"><draw:frame draw:style-name="fr3" draw:name="image6.png" text:anchor-type="as-char" svg:width="10.601cm" svg:height="1.842cm" draw:z-index="16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17">🖋️ <text:span text:style-name="T1">Créateur : </text:span><text:span text:style-name="T6">Axel MOURILLON – Chef de projet</text:span></text:p>
      <text:p text:style-name="P17">📅 <text:span text:style-name="T1">Date de Création : </text:span><text:span text:style-name="T7">01</text:span><text:span text:style-name="T1">/</text:span><text:span text:style-name="T7">05</text:span><text:span text:style-name="T1">/</text:span><text:span text:style-name="T2">2025</text:span></text:p>
      <text:p text:style-name="P2"/>
      <text:p text:style-name="P17">🖋️ <text:span text:style-name="T9">Dernier m</text:span><text:span text:style-name="T1">odificateur : </text:span><text:span text:style-name="T3">&lt;</text:span><text:span text:style-name="T2">Prénom NOM&gt;</text:span><text:span text:style-name="T3"> – &lt;</text:span><text:span text:style-name="T2">Rôle&gt;</text:span></text:p>
      <text:p text:style-name="P18">📅 <text:span text:style-name="T1">Date de modification : </text:span><text:span text:style-name="T2">JJ</text:span><text:span text:style-name="T1">/</text:span><text:span text:style-name="T2">MM</text:span><text:span text:style-name="T1">/</text:span><text:span text:style-name="T2">2025</text:span></text:p>
      <text:p text:style-name="P18"><text:span text:style-name="T2">🔄 Version : 1.</text:span><text:span text:style-name="T4">0</text:span></text:p>
      <text:p text:style-name="P19"/>
      <text:section text:style-name="Sect1" text:name="Section2">
        <text:p text:style-name="P23"><draw:frame draw:style-name="fr2" draw:name="Image2" text:anchor-type="as-char" svg:y="-0.728cm" svg:width="5.89cm" svg:height="1.669cm" draw:z-index="17"><draw:image xlink:href="Pictures/10000001000001F50000008E5E7BEE69BAE74E54.png" xlink:type="simple" xlink:show="embed" xlink:actuate="onLoad" draw:mime-type="image/png"/></draw:frame></text:p>
        <text:p text:style-name="P13"><draw:frame draw:style-name="fr1" draw:name="Image3" text:anchor-type="as-char" svg:y="-0.466cm" svg:width="6.246cm" svg:height="1.725cm" draw:z-index="18"><draw:image xlink:href="Pictures/10000001000002030000007F431994E204D99CAF.png" xlink:type="simple" xlink:show="embed" xlink:actuate="onLoad" draw:mime-type="image/png"/></draw:frame></text:p>
      </text:section>
      <text:p text:style-name="P24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29">Table des matières</text:p>
          </text:index-title>
          <text:p text:style-name="P27"><text:a xlink:type="simple" xlink:href="#__RefHeading___Toc2581_2368315680" text:style-name="Index_20_Link" text:visited-style-name="Index_20_Link">Table des figures<text:tab/>1</text:a></text:p>
          <text:p text:style-name="P27"><text:a xlink:type="simple" xlink:href="#__RefHeading___Toc395_377169772" text:style-name="Index_20_Link" text:visited-style-name="Index_20_Link">I. Introduction<text:tab/>2</text:a></text:p>
          <text:p text:style-name="P27"><text:a xlink:type="simple" xlink:href="#__RefHeading___Toc395_377169772%20Copie%201" text:style-name="Index_20_Link" text:visited-style-name="Index_20_Link">II. Histoire et enjeux du projet<text:tab/>3</text:a></text:p>
          <text:p text:style-name="P28"><text:a xlink:type="simple" xlink:href="#__RefHeading___Toc399_377169772%20Copie%204%20Copie%201" text:style-name="Index_20_Link" text:visited-style-name="Index_20_Link">A) Histoire derrière Wizards &amp; Dice<text:tab/>3</text:a></text:p>
          <text:p text:style-name="P28"><text:a xlink:type="simple" xlink:href="#__RefHeading___Toc399_377169772%20Copie%204%20Copie%201%20Copie%201" text:style-name="Index_20_Link" text:visited-style-name="Index_20_Link">B) Enjeux et objectifs<text:tab/>3</text:a></text:p>
          <text:p text:style-name="P28"><text:a xlink:type="simple" xlink:href="#__RefHeading___Toc399_377169772%20Copie%204%20Copie%201%20Copie%201%20Copie%205" text:style-name="Index_20_Link" text:visited-style-name="Index_20_Link">C) Contraintes et ressources au lancement<text:tab/>3</text:a></text:p>
          <text:p text:style-name="P27"><text:a xlink:type="simple" xlink:href="#__RefHeading___Toc395_377169772%20Copie%201%20Copie%201" text:style-name="Index_20_Link" text:visited-style-name="Index_20_Link">III. Organisation du projet<text:tab/>4</text:a></text:p>
          <text:p text:style-name="P28"><text:a xlink:type="simple" xlink:href="#__RefHeading___Toc399_377169772%20Copie%204%20Copie%201%20Copie%203" text:style-name="Index_20_Link" text:visited-style-name="Index_20_Link">A) Planification du projet<text:tab/>4</text:a></text:p>
          <text:p text:style-name="P28"><text:a xlink:type="simple" xlink:href="#__RefHeading___Toc399_377169772%20Copie%204%20Copie%201%20Copie%201%20Copie%202" text:style-name="Index_20_Link" text:visited-style-name="Index_20_Link">B) Moyens mis en œuvre<text:tab/>4</text:a></text:p>
          <text:p text:style-name="P28"><text:a xlink:type="simple" xlink:href="#__RefHeading___Toc399_377169772%20Copie%204%20Copie%201%20Copie%201%20Copie%202%20Copie%201" text:style-name="Index_20_Link" text:visited-style-name="Index_20_Link">C) Documents d'organisation<text:tab/>4</text:a></text:p>
          <text:p text:style-name="P27"><text:a xlink:type="simple" xlink:href="#__RefHeading___Toc395_377169772%20Copie%201%20Copie%202" text:style-name="Index_20_Link" text:visited-style-name="Index_20_Link">IV. Points d'achoppement du projet<text:tab/>5</text:a></text:p>
          <text:p text:style-name="P28"><text:a xlink:type="simple" xlink:href="#__RefHeading___Toc399_377169772%20Copie%204%20Copie%201%20Copie%204" text:style-name="Index_20_Link" text:visited-style-name="Index_20_Link">A) Difficulté majeurs<text:tab/>5</text:a></text:p>
          <text:p text:style-name="P28"><text:a xlink:type="simple" xlink:href="#__RefHeading___Toc399_377169772%20Copie%204%20Copie%201%20Copie%201%20Copie%203" text:style-name="Index_20_Link" text:visited-style-name="Index_20_Link">B) Améliorations possibles<text:tab/>5</text:a></text:p>
          <text:p text:style-name="P28"><text:a xlink:type="simple" xlink:href="#__RefHeading___Toc399_377169772%20Copie%204%20Copie%201%20Copie%201%20Copie%203%20Copie%201" text:style-name="Index_20_Link" text:visited-style-name="Index_20_Link">C) État d'esprit de l'équipe<text:tab/>5</text:a></text:p>
          <text:p text:style-name="P27"><text:a xlink:type="simple" xlink:href="#__RefHeading___Toc395_377169772%20Copie%201%20Copie%203" text:style-name="Index_20_Link" text:visited-style-name="Index_20_Link">V. Conclusion<text:tab/>6</text:a></text:p>
        </text:index-body>
      </text:table-of-content>
      <text:p text:style-name="P2"/>
      <text:p text:style-name="P2"/>
      <text:p text:style-name="Heading_20_1"><text:bookmark-start text:name="__RefHeading___Toc2581_2368315680"/>Table des figures<text:bookmark-end text:name="__RefHeading___Toc2581_2368315680"/></text:p>
      <text:p text:style-name="Standard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25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2"/>
      <text:p text:style-name="P8"/>
      <text:list xml:id="list108106625" text:style-name="L1">
        <text:list-item>
          <text:p text:style-name="P30"><text:bookmark-start text:name="__RefHeading___Toc395_377169772"/>Intro<text:span text:style-name="T10">duction</text:span><text:bookmark-end text:name="__RefHeading___Toc395_377169772"/></text:p>
        </text:list-item>
      </text:list>
      <text:p text:style-name="P77"/>
      <text:p text:style-name="P77"/>
      <text:list xml:id="list3075856018" text:style-name="L15">
        <text:list-header>
          <text:p text:style-name="P78"><text:span text:style-name="T15">Se présenter</text:span> </text:p>
          <text:list>
            <text:list-item>
              <text:p text:style-name="P78">Bonjour</text:p>
            </text:list-item>
            <text:list-item>
              <text:p text:style-name="P78">Nous sommes le groupe Wizards &amp; Dice</text:p>
            </text:list-item>
          </text:list>
        </text:list-header>
      </text:list>
      <text:p text:style-name="P79"/>
      <text:p text:style-name="P79"/>
      <text:list xml:id="list3053037322152" text:continue-numbering="true" text:style-name="L15">
        <text:list-header>
          <text:p text:style-name="P78"><text:span text:style-name="T15">Présenter l’équipe</text:span></text:p>
          <text:list text:continue-numbering="true">
            <text:list-item>
              <text:p text:style-name="P78">JE<text:tab/><text:tab/>chef de projet – responsable design et marketing suppléant </text:p>
            </text:list-item>
            <text:list-item>
              <text:p text:style-name="P78">HUGO<text:tab/>responsable infrastructure et système – responsable documentation et <text:tab/><text:tab/><text:tab/><text:tab/><text:tab/><text:tab/><text:tab/><text:tab/>administratif suppléant</text:p>
            </text:list-item>
            <text:list-item>
              <text:p text:style-name="P78">LOÏS<text:tab/>responsable design et marketing – responsable infrastructure et <text:tab/><text:tab/><text:tab/><text:tab/><text:tab/><text:tab/><text:tab/><text:tab/>système suppléant</text:p>
            </text:list-item>
            <text:list-item>
              <text:p text:style-name="P78">ARTHUR <text:tab/>responsable documentation et administratif – chef de projet suppléant</text:p>
            </text:list-item>
          </text:list>
        </text:list-header>
      </text:list>
      <text:p text:style-name="P79"/>
      <text:p text:style-name="P79"/>
      <text:list xml:id="list3053037867650" text:continue-numbering="true" text:style-name="L15">
        <text:list-header>
          <text:p text:style-name="P78"><text:span text:style-name="T15">Rappeler le but et contexte du jalon</text:span> </text:p>
          <text:list text:continue-numbering="true">
            <text:list-item>
              <text:p text:style-name="P78">Ici pour <text:span text:style-name="T14">démontrer les actions initiées</text:span> par notre équipe depuis le début du projet</text:p>
            </text:list-item>
            <text:list-item>
              <text:p text:style-name="P78">Objectif : faire <text:span text:style-name="T14">comprendre nos démarches</text:span> au cours du projet et assurer le <text:span text:style-name="T14">respect du cadrage, des délais et des contraintes</text:span></text:p>
            </text:list-item>
            <text:list-item>
              <text:p text:style-name="P78">Nous allons aborder principalement des <text:span text:style-name="T14">aspects organisationnelles</text:span> (très peu de de technique)</text:p>
            </text:list-item>
            <text:list-item>
              <text:p text:style-name="P81">De par la nature de cette présentation, <text:span text:style-name="T14">je en tant que chef de projet</text:span>, serait vrotre principale interlocuteur. <text:span text:style-name="T16">Mes collègues interviendront plus ponctuellement, comme attendu </text:span></text:p>
            </text:list-item>
          </text:list>
        </text:list-header>
      </text:list>
      <text:p text:style-name="P79"/>
      <text:p text:style-name="P80"/>
      <text:list xml:id="list3053025734446" text:continue-numbering="true" text:style-name="L15">
        <text:list-header>
          <text:p text:style-name="P83">Plan</text:p>
          <text:list text:continue-numbering="true">
            <text:list-item>
              <text:p text:style-name="P82">Nous allons donc vous rappeler <text:span text:style-name="T14">l’histoire et les objectifs</text:span> de Wizards &amp; Dice</text:p>
            </text:list-item>
            <text:list-item>
              <text:p text:style-name="P82">Puis nous verrons <text:span text:style-name="T14">comment nous avons choisi de nous organiser</text:span> pour assurer l’avancée du projet</text:p>
            </text:list-item>
            <text:list-item>
              <text:p text:style-name="P82">Enfin, nous reviendrons sur les <text:span text:style-name="T14">points de difficultés</text:span> que nous avons rencontrer et ce que nous en avons appris</text:p>
            </text:list-item>
          </text:list>
        </text:list-header>
      </text:list>
      <text:p text:style-name="P75"/>
      <text:p text:style-name="P75"/>
      <text:list xml:id="list3053237502008" text:continue-list="list108106625" text:style-name="L1">
        <text:list-item>
          <text:p text:style-name="P31"><text:bookmark-start text:name="__RefHeading___Toc395_377169772 Copie 1"/>Histoire <text:span text:style-name="T11">et </text:span>enjeux du projet<text:bookmark-end text:name="__RefHeading___Toc395_377169772 Copie 1"/></text:p>
        </text:list-item>
      </text:list>
      <text:p text:style-name="P73"/>
      <text:p text:style-name="P58">Revenons donc sur l’histoire et les enjeux de notre projet</text:p>
      <text:p text:style-name="P3"/>
      <text:list xml:id="list2189705321" text:style-name="L2">
        <text:list-item>
          <text:p text:style-name="P33"><text:bookmark-start text:name="__RefHeading___Toc399_377169772 Copie 4 Copie 1"/>Histoire derrière Wizards &amp; Dice<text:bookmark-end text:name="__RefHeading___Toc399_377169772 Copie 4 Copie 1"/></text:p>
        </text:list-item>
      </text:list>
      <text:p text:style-name="P3"/>
      <text:list xml:id="list2004236229" text:style-name="L3">
        <text:list-header>
          <text:p text:style-name="P68"><text:span text:style-name="T18">V</text:span><text:span text:style-name="T17">oyage en Italie</text:span></text:p>
          <text:list>
            <text:list-item>
              <text:p text:style-name="P59">Nous sommes <text:span text:style-name="T14">partis ensemble en Italie</text:span> l’été dernier pendant 2 semaines</text:p>
            </text:list-item>
            <text:list-item>
              <text:p text:style-name="P59">Nous fait une <text:span text:style-name="T14">partie de JDR</text:span> à cette occasion</text:p>
            </text:list-item>
            <text:list-item>
              <text:p text:style-name="P59"><text:span text:style-name="T14">2 connaissaient</text:span> déjà et <text:span text:style-name="T14">2 découvraient</text:span></text:p>
            </text:list-item>
            <text:list-item>
              <text:p text:style-name="P59">Nous avons de très bons souvenirs de cette parties</text:p>
            </text:list-item>
          </text:list>
        </text:list-header>
      </text:list>
      <text:p text:style-name="P40"/>
      <text:p text:style-name="P40"/>
      <text:list xml:id="list3053420019170" text:continue-numbering="true" text:style-name="L3">
        <text:list-header>
          <text:p text:style-name="P69">Remarque : les articles de JDR sont éparpillés sur le web</text:p>
          <text:list text:continue-numbering="true">
            <text:list-item>
              <text:p text:style-name="P59">À la rentrée et au moment de l’explication du contexte du projet tutoré, nous sommes <text:span text:style-name="T14">mis ensemble</text:span> </text:p>
            </text:list-item>
            <text:list-item>
              <text:p text:style-name="P59">En discutant pour trouver un projet intéressant nous avons remarqué :</text:p>
              <text:list>
                <text:list-item>
                  <text:p text:style-name="P59">Les a<text:span text:style-name="T14">rticles de JDR sont éparpillé</text:span> et souvent <text:span text:style-name="T14">mal référencé</text:span> sur le web (exemple court d’Amazon)</text:p>
                </text:list-item>
                <text:list-item>
                  <text:p text:style-name="P59">Les sites communautaires sont <text:span text:style-name="T14">manque de visibilité</text:span><text:span text:style-name="T19">, surtout pour des débutants</text:span></text:p>
                </text:list-item>
                <text:list-item>
                  <text:p text:style-name="P59">Il n’y a <text:span text:style-name="T14">pas de sites francophones</text:span> de qualité reliant ces éléments actuellement</text:p>
                </text:list-item>
                <text:list-item>
                  <text:p text:style-name="P59">Le JDR est de <text:span text:style-name="T14">plus en plus populaire</text:span> : film (DnD), série (Secret Level), célébrité (Henry Cavil), événement (AlphaCast au Grand Rex – Paris)</text:p>
                </text:list-item>
              </text:list>
            </text:list-item>
          </text:list>
        </text:list-header>
      </text:list>
      <text:p text:style-name="P60"/>
      <text:p text:style-name="P40"/>
      <text:list xml:id="list3053299699311" text:continue-numbering="true" text:style-name="L3">
        <text:list-header>
          <text:p text:style-name="P69">Volonté d’une action communautaire</text:p>
          <text:list text:continue-numbering="true">
            <text:list-item>
              <text:p text:style-name="P59">Donc, nous avons voulu donnée vie à ce <text:span text:style-name="T14">type d’espace rassemblant articles de JDR</text:span> (liés directement et produits dérivés) et <text:span text:style-name="T14">communauté de joueurs</text:span> (débutant et vétéran, bienveillant)</text:p>
            </text:list-item>
            <text:list-item>
              <text:p text:style-name="P59">Sur le plan technique, nous avons opté pour l’<text:span text:style-name="T14">auto-hébergement</text:span><text:span text:style-name="T19"> (quasi) </text:span><text:span text:style-name="T14">totale</text:span> de nos infrastructures, afin de remplir les attendus nécessaire à ce cadre de projet tutoré. De plus, c’est également un <text:span text:style-name="T14">argument attractif</text:span> de dire que l’on fonctionne en <text:span text:style-name="T14">100 % français</text:span> (article y compris + contexte géopolitique actuelle)</text:p>
            </text:list-item>
            <text:list-item>
              <text:p text:style-name="P59">Mots d’ordre : accessibilité, simplicité, communauté, sécurité des données </text:p>
            </text:list-item>
          </text:list>
        </text:list-header>
      </text:list>
      <text:p text:style-name="P22"/>
      <text:p text:style-name="P7"/>
      <text:list xml:id="list3054150574828" text:continue-list="list2189705321" text:style-name="L2">
        <text:list-item>
          <text:p text:style-name="P34"><text:bookmark-start text:name="__RefHeading___Toc399_377169772 Copie 4 Copie 1 Copie 1"/>Enjeux et objectifs <text:bookmark-end text:name="__RefHeading___Toc399_377169772 Copie 4 Copie 1 Copie 1"/></text:p>
        </text:list-item>
      </text:list>
      <text:p text:style-name="P3"/>
      <text:p text:style-name="P61">Centrons donc la focale sur les objectifs que voulons atteindre et les enjeux de ce projet</text:p>
      <text:p text:style-name="P3"/>
      <text:list xml:id="list3190867394" text:style-name="L4">
        <text:list-header>
          <text:p text:style-name="P70">Définition des besoins auxquels <text:span text:style-name="T21">nous</text:span> répond<text:span text:style-name="T21">ons</text:span></text:p>
          <text:list>
            <text:list-item>
              <text:p text:style-name="P62">Le but de ce projet est de <text:span text:style-name="T14">déployer un site web de e-commerce</text:span> ayant des éléments communautaires, pouvant donc <text:span text:style-name="T14">gérer des données personnelles</text:span>, des <text:span text:style-name="T14">transactions monétaires</text:span><text:span text:style-name="T19">,</text:span> des <text:span text:style-name="T14">commandes</text:span> et<text:span text:style-name="T22">c</text:span></text:p>
            </text:list-item>
            <text:list-item>
              <text:p text:style-name="P62"><text:soft-page-break/>Derrière "déployer un site", il y a <text:span text:style-name="T14">gérer une infrastructure</text:span> de la façon la plus sécurisé possible afin d’<text:span text:style-name="T14">assurer une haute disponibilité</text:span> du site, ainsi que le <text:span text:style-name="T14">développement du site</text:span> en lui-même</text:p>
            </text:list-item>
          </text:list>
        </text:list-header>
      </text:list>
      <text:p text:style-name="P49"/>
      <text:p text:style-name="P49"/>
      <text:list xml:id="list3054075846856" text:continue-numbering="true" text:style-name="L4">
        <text:list-header>
          <text:p text:style-name="P70">Définition des objectifs <text:span text:style-name="T23">que nous avons</text:span></text:p>
          <text:list text:continue-numbering="true">
            <text:list-item>
              <text:p text:style-name="P63">Les objectifs que nous sommes fixés peuvent donc être décliné à court, moyen et long terme.</text:p>
            </text:list-item>
            <text:list-item>
              <text:p text:style-name="P63">Court terme : nous souhaitons <text:span text:style-name="T14">remplir les exigences des jalons</text:span> au fur et mesure du projet. Il ne faut pas oublier que nous travaillons sur <text:span text:style-name="T14">un projet tutoré</text:span> qui comptera pour une très grande portion de notre bulletin.</text:p>
            </text:list-item>
            <text:list-item>
              <text:p text:style-name="P64">Moyen terme : nous voulons <text:span text:style-name="T14">livrer un site</text:span> ayant un niveau <text:span text:style-name="T14">minimum de fonctionnalité et d’esthétisme</text:span>. L’autre point critique est surtout d’<text:span text:style-name="T14">assurer la disponibilité du site et la sécurité informatique</text:span> de notre infrastructure. Ce sont les <text:span text:style-name="T14">aspects techniques</text:span> du projet : nous sommes en RT, pas en TC</text:p>
            </text:list-item>
            <text:list-item>
              <text:p text:style-name="P64">À long terme : ce projet nous apporte de <text:span text:style-name="T14">nouvelles compétences</text:span><text:span text:style-name="T19"> </text:span><text:span text:style-name="T20">(</text:span>techniques ou non<text:span text:style-name="T23">)</text:span>. De plus, certains d’entre nous hésitaient à le reprendre pour s’en s<text:span text:style-name="T14">ervir de base et lancer une véritable entreprise</text:span>. Même si ce n’est pas fait à la sortie de cette année, un projet tels que celui-ci <text:span text:style-name="T14">prépare et donne des idées</text:span> aux membres de l’équipe souhaitant créer leur entreprise</text:p>
            </text:list-item>
          </text:list>
        </text:list-header>
      </text:list>
      <text:p text:style-name="P20"/>
      <text:p text:style-name="P7"/>
      <text:list xml:id="list3053690194973" text:continue-list="list3054150574828" text:style-name="L2">
        <text:list-item>
          <text:p text:style-name="P34"><text:bookmark-start text:name="__RefHeading___Toc399_377169772 Copie 4 Copie 1 Copie 1 Copie 5"/>Contraintes et ressources au lancement <text:bookmark-end text:name="__RefHeading___Toc399_377169772 Copie 4 Copie 1 Copie 1 Copie 5"/></text:p>
        </text:list-item>
      </text:list>
      <text:p text:style-name="P7"/>
      <text:p text:style-name="P65">Chaque projet est soumis à des contraintes et part avec des ressources. Notre projet ne fait pas exception</text:p>
      <text:p text:style-name="P7"/>
      <text:list xml:id="list785572926" text:style-name="L5">
        <text:list-item>
          <text:p text:style-name="P41">Définition des ressources</text:p>
          <text:list>
            <text:list-item>
              <text:p text:style-name="P66">Au début du projet, nous avons d<text:span text:style-name="T14">éfini les ressources</text:span> qui était à notre disposition </text:p>
            </text:list-item>
            <text:list-item>
              <text:p text:style-name="P67">Financière : </text:p>
              <text:list>
                <text:list-item>
                  <text:p text:style-name="P67"><text:span text:style-name="T24">A</text:span>u départ : 1 800 € si lancement a but lucratif <text:span text:style-name="T24">mais </text:span>900 € sinon</text:p>
                </text:list-item>
                <text:list-item>
                  <text:p text:style-name="P67"><text:span text:style-name="T24">Cependant, après une revue de l’organisation du prochain N</text:span>ouveau budget : 1 400 €</text:p>
                </text:list-item>
              </text:list>
            </text:list-item>
            <text:list-item>
              <text:p text:style-name="P66">Humaine : nous sommes 4, avec des emploi du temps varié. Nous sommes tous étudiants en alternance, donc nos emploi du temps sont chargé </text:p>
            </text:list-item>
          </text:list>
        </text:list-item>
      </text:list>
      <text:p text:style-name="P50"/>
      <text:p text:style-name="P71"/>
      <text:p text:style-name="P50"/>
      <text:list xml:id="list3052551507752" text:continue-numbering="true" text:style-name="L5">
        <text:list-item>
          <text:p text:style-name="P42">Analyse et maîtrise des risques préalables : </text:p>
          <text:list>
            <text:list-item>
              <text:p text:style-name="P42">forces et faiblesses du projet dans une analyse SWOT</text:p>
            </text:list-item>
          </text:list>
        </text:list-item>
      </text:list>
      <text:p text:style-name="P22"/>
      <text:p text:style-name="P7"/>
      <text:p text:style-name="P4"/>
      <text:list xml:id="list3052448606469" text:continue-list="list3053237502008" text:style-name="L1">
        <text:list-item>
          <text:p text:style-name="P32"><text:bookmark-start text:name="__RefHeading___Toc395_377169772 Copie 1 Copie 1"/>Organisation du projet<text:bookmark-end text:name="__RefHeading___Toc395_377169772 Copie 1 Copie 1"/></text:p>
        </text:list-item>
      </text:list>
      <text:p text:style-name="P5"/>
      <text:p text:style-name="P5"/>
      <text:list xml:id="list1318249687" text:style-name="L6">
        <text:list-item>
          <text:p text:style-name="P35"><text:bookmark-start text:name="__RefHeading___Toc399_377169772 Copie 4 Copie 1 Copie 3"/>Planification du projet <text:bookmark-end text:name="__RefHeading___Toc399_377169772 Copie 4 Copie 1 Copie 3"/></text:p>
        </text:list-item>
      </text:list>
      <text:p text:style-name="P5"/>
      <text:list text:style-name="L7">
        <text:list-item>
          <text:p text:style-name="P43">Fonctionnement par phases, composées de tâches</text:p>
        </text:list-item>
        <text:list-item>
          <text:p text:style-name="P43">Priorisation des jalons, puis des tâches importantes, puis des tâches mineurs</text:p>
        </text:list-item>
        <text:list-item>
          <text:p text:style-name="P43">Présenta<text:span text:style-name="T12">t</text:span>ion de planning de GANTT : planning prévisionnel et organisationnel (comparaison et ajustements – QCD à définir)</text:p>
        </text:list-item>
        <text:list-item>
          <text:p text:style-name="P43">Respect des délais : analyse des retards (prévisibles ou non) et leur impact sur les objectifs </text:p>
        </text:list-item>
      </text:list>
      <text:p text:style-name="P9"/>
      <text:p text:style-name="P5"/>
      <text:list xml:id="list3053570466480" text:continue-list="list1318249687" text:style-name="L6">
        <text:list-item>
          <text:p text:style-name="P37"><text:bookmark-start text:name="__RefHeading___Toc399_377169772 Copie 4 Copie 1 Copie 1 Copie 2"/>Moyens mis en œuvre<text:bookmark-end text:name="__RefHeading___Toc399_377169772 Copie 4 Copie 1 Copie 1 Copie 2"/></text:p>
        </text:list-item>
      </text:list>
      <text:p text:style-name="P5"/>
      <text:list text:style-name="L8">
        <text:list-item>
          <text:p text:style-name="P44">Répartition des tâches : binômes, flexible, cohérente avec les tâches accomplies précédemment </text:p>
        </text:list-item>
        <text:list-item>
          <text:p text:style-name="P44">Réunions : nombres ; fréquences ; utilités ; ce qui remonte des comptes rendus de réunions ; actions mise en place après les réunions</text:p>
        </text:list-item>
        <text:list-item>
          <text:p text:style-name="P51">Système de ticketing</text:p>
        </text:list-item>
        <text:list-item>
          <text:p text:style-name="P44">Gestion des coûts: ressources financières (tricount, ok niveau finances mais mettre des chiffres) et humaines (pas trop s'étaler mais coup de moins bien) ; dépassement ?</text:p>
        </text:list-item>
      </text:list>
      <text:p text:style-name="P21"/>
      <text:p text:style-name="P5"/>
      <text:list xml:id="list3054297309678" text:continue-list="list3053570466480" text:style-name="L6">
        <text:list-item>
          <text:p text:style-name="P37"><text:bookmark-start text:name="__RefHeading___Toc399_377169772 Copie 4 Copie 1 Copie 1 Copie 2 Copie 1"/>Documents d'organisation<text:bookmark-end text:name="__RefHeading___Toc399_377169772 Copie 4 Copie 1 Copie 1 Copie 2 Copie 1"/></text:p>
        </text:list-item>
      </text:list>
      <text:p text:style-name="P5"/>
      <text:list text:style-name="L9">
        <text:list-item>
          <text:p text:style-name="P45">Structure organisationnel de nos documents</text:p>
        </text:list-item>
        <text:list-item>
          <text:p text:style-name="P52">Documents particuliers : Synthèse de doc Charte informatique</text:p>
        </text:list-item>
        <text:list-item>
          <text:p text:style-name="P45">Notes techniques : documentation du projet ; forme de cette documentation</text:p>
        </text:list-item>
      </text:list>
      <text:p text:style-name="P21"/>
      <text:p text:style-name="P5"/>
      <text:list xml:id="list3053298860700" text:continue-list="list3052448606469" text:style-name="L1">
        <text:list-item>
          <text:p text:style-name="P32"><text:bookmark-start text:name="__RefHeading___Toc395_377169772 Copie 1 Copie 2"/>Points d'achoppement du projet<text:bookmark-end text:name="__RefHeading___Toc395_377169772 Copie 1 Copie 2"/></text:p>
        </text:list-item>
      </text:list>
      <text:p text:style-name="P5"/>
      <text:p text:style-name="P5"/>
      <text:list xml:id="list3676341259" text:style-name="L10">
        <text:list-item>
          <text:p text:style-name="P36"><text:bookmark-start text:name="__RefHeading___Toc399_377169772 Copie 4 Copie 1 Copie 4"/>Difficulté majeurs<text:bookmark-end text:name="__RefHeading___Toc399_377169772 Copie 4 Copie 1 Copie 4"/></text:p>
        </text:list-item>
      </text:list>
      <text:p text:style-name="P5"/>
      <text:list text:style-name="L11">
        <text:list-item>
          <text:p text:style-name="P46">Priorisation des tâches</text:p>
        </text:list-item>
        <text:list-item>
          <text:p text:style-name="P46">Gestion de la charge de travail</text:p>
        </text:list-item>
        <text:list-item>
          <text:p text:style-name="P46">Compréhension et réponses aux attendus</text:p>
        </text:list-item>
      </text:list>
      <text:p text:style-name="P9"/>
      <text:p text:style-name="P5"/>
      <text:list xml:id="list3052739397945" text:continue-list="list3676341259" text:style-name="L10">
        <text:list-item>
          <text:p text:style-name="P38"><text:bookmark-start text:name="__RefHeading___Toc399_377169772 Copie 4 Copie 1 Copie 1 Copie 3"/>Améliorations possibles <text:bookmark-end text:name="__RefHeading___Toc399_377169772 Copie 4 Copie 1 Copie 1 Copie 3"/></text:p>
        </text:list-item>
      </text:list>
      <text:p text:style-name="P5"/>
      <text:list text:style-name="L12">
        <text:list-item>
          <text:p text:style-name="P47">Contexte PTUT</text:p>
          <text:list>
            <text:list-item>
              <text:p text:style-name="P53">Système de ticketing : à chier</text:p>
            </text:list-item>
          </text:list>
        </text:list-item>
        <text:list-item>
          <text:p text:style-name="P48">Hors contexte PTUT<text:span text:style-name="T5"/></text:p>
          <text:list>
            <text:list-item>
              <text:p text:style-name="P53">Système de ticketing : pas assez de monde</text:p>
            </text:list-item>
          </text:list>
        </text:list-item>
      </text:list>
      <text:p text:style-name="P21"/>
      <text:p text:style-name="P6"/>
      <text:list xml:id="list3052773217159" text:continue-list="list3052739397945" text:style-name="L10">
        <text:list-item>
          <text:p text:style-name="P39"><text:bookmark-start text:name="__RefHeading___Toc399_377169772 Copie 4 Copie 1 Copie 1 Copie 3 Copie 1"/>État d'esprit de l'équipe<text:bookmark-end text:name="__RefHeading___Toc399_377169772 Copie 4 Copie 1 Copie 1 Copie 3 Copie 1"/></text:p>
        </text:list-item>
      </text:list>
      <text:p text:style-name="P6"/>
      <text:p text:style-name="P10">Retracer nos haut et nos bas (surtout les bas tbh) tout au long du pro<text:span text:style-name="T13">jet</text:span></text:p>
      <text:list text:style-name="L13">
        <text:list-item>
          <text:p text:style-name="P74">Début du projet </text:p>
        </text:list-item>
        <text:list-item>
          <text:p text:style-name="P74">Vacances de noël </text:p>
        </text:list-item>
        <text:list-item>
          <text:p text:style-name="P74">Hiver</text:p>
        </text:list-item>
        <text:list-item>
          <text:p text:style-name="P74">Vacances de pâques</text:p>
        </text:list-item>
        <text:list-item>
          <text:p text:style-name="P74">Prévisionnel jusqu'à la fin de l'année </text:p>
        </text:list-item>
      </text:list>
      <text:p text:style-name="P6"/>
      <text:list xml:id="list3052908257741" text:continue-list="list3053298860700" text:style-name="L1">
        <text:list-item>
          <text:p text:style-name="P32"><text:bookmark-start text:name="__RefHeading___Toc395_377169772 Copie 1 Copie 3"/>Conclusion <text:bookmark-end text:name="__RefHeading___Toc395_377169772 Copie 1 Copie 3"/></text:p>
        </text:list-item>
      </text:list>
      <text:p text:style-name="P5"/>
      <text:list text:style-name="L14">
        <text:list-item>
          <text:p text:style-name="P54">Le projet est cool mais la partie front end sera pas OK pour Juin</text:p>
        </text:list-item>
        <text:list-item>
          <text:p text:style-name="P54">La partie technique cependant : ça ira (i guess) </text:p>
        </text:list-item>
        <text:list-item>
          <text:p text:style-name="P54">Question sur notre capacité a assuré un aussi bon travail que voulu, compte tenu de toute les contraintes extérieurs 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2c2d6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 Copie 1" text:anchor-type="char" svg:x="10.515cm" svg:y="-0.912cm" svg:width="7.555cm" svg:height="1.857cm" draw:z-index="3"><draw:image xlink:href="Pictures/10000000000004030000011A2B7FA017DDC64D01.png" xlink:type="simple" xlink:show="embed" xlink:actuate="onLoad" draw:mime-type="image/png"/></draw:frame><text:span text:style-name="MT1">Wizards &amp; Dice</text:span></text:p>
        <text:p text:style-name="MP1">Idées directrices – Présentation du jalon 6</text:p>
      </style:header>
      <style:footer>
        <text:p text:style-name="MP2"><draw:frame draw:style-name="Mfr2" draw:name="image4.png" text:anchor-type="char" svg:x="-1.154cm" svg:y="-0.46cm" svg:width="11.947cm" svg:height="1.891cm" draw:z-index="10"><draw:image xlink:href="Pictures/100000000000044E000000ADE9B20DD971A4C636.png" xlink:type="simple" xlink:show="embed" xlink:actuate="onLoad" draw:mime-type="image/png"/></draw:frame><text:page-number text:select-page="current">7</text:page-number><text:s/>/ <text:span text:style-name="MT2">X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0.953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237cm" svg:y="-0.794cm" svg:width="12.114cm" svg:height="13.61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5-04T00:30:50.416000000</dc:date>
    <meta:editing-duration>PT9H14M23S</meta:editing-duration>
    <meta:editing-cycles>79</meta:editing-cycles>
    <meta:document-statistic meta:table-count="0" meta:image-count="7" meta:object-count="0" meta:page-count="9" meta:paragraph-count="123" meta:word-count="1290" meta:character-count="7548" meta:non-whitespace-character-count="6417"/>
  </office:meta>
</office:document-meta>
</file>